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8d9e9" officeooo:paragraph-rsid="0018d9e9"/>
    </style:style>
    <style:style style:name="P2" style:family="paragraph" style:parent-style-name="Standard">
      <style:paragraph-properties fo:text-align="end" style:justify-single-word="false"/>
      <style:text-properties style:font-name="Calibri" officeooo:rsid="0018d9e9" officeooo:paragraph-rsid="0018d9e9"/>
    </style:style>
    <style:style style:name="P3" style:family="paragraph" style:parent-style-name="Standard">
      <style:text-properties style:font-name="Calibri" fo:font-weight="bold" officeooo:rsid="0018d9e9" officeooo:paragraph-rsid="0018d9e9" style:font-weight-asian="bold" style:font-weight-complex="bold"/>
    </style:style>
    <style:style style:name="P4" style:family="paragraph" style:parent-style-name="Standard">
      <style:text-properties style:font-name="Calibri" officeooo:rsid="00192162" officeooo:paragraph-rsid="001921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i Sina Iklil</text:p>
      <text:p text:style-name="P2">01505118</text:p>
      <text:p text:style-name="P3">Dokumentation Computer Science Runner</text:p>
      <text:p text:style-name="P1"/>
      <text:p text:style-name="P4">Level 1</text:p>
      <text:p text:style-name="P4"/>
      <text:p text:style-name="P4">Level 2</text:p>
      <text:p text:style-name="P4"/>
      <text:p text:style-name="P4">Level 3</text:p>
      <text:p text:style-name="P4"/>
      <text:p text:style-name="P4">Level 4</text:p>
      <text:p text:style-name="P4"/>
      <text:p text:style-name="P4">Level 5</text:p>
      <text:p text:style-name="P4"/>
      <text:p text:style-name="P4">Level 6</text:p>
      <text:p text:style-name="P4"/>
      <text:p text:style-name="P4">Level 7</text:p>
      <text:p text:style-name="P4"/>
      <text:p text:style-name="P4">Level 8</text:p>
      <text:p text:style-name="P4"/>
      <text:p text:style-name="P4">Level 9</text:p>
      <text:p text:style-name="P4"/>
      <text:p text:style-name="P4">Level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0:07:58.234000000</meta:creation-date>
    <dc:date>2020-01-22T20:09:31.934000000</dc:date>
    <meta:editing-duration>PT1M43S</meta:editing-duration>
    <meta:editing-cycles>2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3" meta:word-count="28" meta:character-count="130" meta:non-whitespace-character-count="115"/>
  </office:meta>
</office:document-meta>
</file>